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orem ipsum dolor sit amet, consectetur adipiscing elit. Nunc ac sapien sed neque imperdiet placerat. Maecenas hendrerit orci eget sodales tristique. Curabitur vehicula ante convallis, dapibus mauris id, tempor odio. Ut pulvinar, ex vel accumsan finibus, ante mi pulvinar nisl, quis varius tellus neque a nibh. Sed ut imperdiet ipsum. In sit amet sapien ac lorem semper vestibulum imperdiet imperdiet leo. Morbi aliquam eleifend gravida. Suspendisse potenti. Etiam vitae risus imperdiet nunc malesuada gravida. Praesent et rhoncus risus. In mollis nibh dapibus quam dictum rutrum. </text:p>
      <text:p text:style-name="Text_20_body">Vivamus pellentesque efficitur urna aliquet euismod. Vivamus finibus purus et eros semper, et mollis velit aliquam. Donec pellentesque, felis at consectetur scelerisque, magna odio lacinia sem, non iaculis libero felis id metus. Curabitur ut dui in lorem porta lobortis et vel dui. Curabitur in dolor sit amet ligula aliquet molestie. Aenean laoreet ipsum non ante pulvinar consectetur in ut nisi. Etiam mattis scelerisque sollicitudin. </text:p>
      <text:p text:style-name="Text_20_body">Ut sit amet est nunc. Suspendisse commodo metus vel odio ornare faucibus. Vestibulum laoreet sagittis rhoncus. In fermentum elit lacus, ac porttitor lacus lobortis sit amet. Duis vitae ipsum semper orci bibendum tincidunt. Nam neque lacus, tristique vitae bibendum vitae, tincidunt quis felis. Fusce sit amet imperdiet mi.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18:33:58.603000000</meta:creation-date>
    <dc:date>2023-05-29T18:34:39.468000000</dc:date>
    <meta:editing-duration>PT41S</meta:editing-duration>
    <meta:editing-cycles>1</meta:editing-cycles>
    <meta:document-statistic meta:table-count="0" meta:image-count="0" meta:object-count="0" meta:page-count="1" meta:paragraph-count="3" meta:word-count="197" meta:character-count="1341" meta:non-whitespace-character-count="1144"/>
    <meta:generator>LibreOffice/7.4.2.3$Windows_X86_64 LibreOffice_project/382eef1f22670f7f4118c8c2dd222ec7ad009daf</meta:generator>
  </office:meta>
</office:document-meta>
</file>